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GRESQL DEVELOPMENT ESSENTIALS</text:p>
      <text:p text:style-name="P1"/>
      <text:p text:style-name="P2">CAPITULO 1</text:p>
      <text:p text:style-name="P2"/>
      <text:p text:style-name="P3">CREANDO VISTAS</text:p>
      <text:p text:style-name="P3"/>
      <text:p text:style-name="P4">Una vista es una tabla virtual, al igual que una tabla una vista consiste de filas y columnas. Los campos de una vista son de una o mas tablas reales de una base de datos. Una vista tiene un conjunto de definiciones construidas sobre tablas u otra vistas que no almacena datos fisicamente. </text:p>
      <text:p text:style-name="P4"/>
      <text:p text:style-name="P4">El proposito de crear una vista es asegurarse de que el usuario no tenga acceso a todos los registros y este restringido <text:s/>a traves de una vista. Ademas, es mucho mejor crear una vista si tenemos una consulta basada en multiples tablas para que podamos usarla inmediatamente en lugar de escribir un SQL entero una y otra vez.</text:p>
      <text:p text:style-name="P4"/>
      <text:p text:style-name="P3">VISTAS MATERIALIZADAS</text:p>
      <text:p text:style-name="P3"/>
      <text:p text:style-name="P4">Una vista materializada es una tabla que enrealidad contiene filas pero se comporta como una vista.</text:p>
      <text:p text:style-name="P4"/>
      <text:p text:style-name="P3">¿Por qué vistas materializadas?</text:p>
      <text:p text:style-name="P3"/>
      <text:p text:style-name="P4">Puede notar que ciertas consultas son muy lentas y despues de haber aogtado todas las tecnicas para acelerar esas consultas es necesario una restructuracion completa de los datos.</text:p>
      <text:p text:style-name="P4"/>
      <text:p text:style-name="P4">Aplicacion de una vista materializada: Si tenemos un enterno donde se ejecuta el mismo tipo de select varias veces contra el mismo conjunto de tablas, podemos crear una vista materializada para ese select query, en cada ejecucion, esta vista no vaya a las tablas reales a buscar los datos, lo que obviamente reducirá la carga sobre ellos ya que se podria estar ejecutando un lenguaje de manipulacion de datos DML contra las tablas reales al mismo tiempo. Asi que basicamente, tomamos un vista y la convertimos en una tabla real que contiene datos reales en lugar de una entrada a una consulta selec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16:28:52.18</meta:creation-date>
    <meta:document-statistic meta:table-count="0" meta:image-count="0" meta:object-count="0" meta:page-count="1" meta:paragraph-count="10" meta:word-count="271" meta:character-count="1601"/>
    <dc:date>2017-12-17T18:04:19.18</dc:date>
    <dc:creator>cv </dc:creator>
    <meta:editing-duration>PT4M44S</meta:editing-duration>
    <meta:editing-cycles>1</meta:editing-cycles>
    <meta:generator>OpenOffice/4.1.4$Win32 OpenOffice.org_project/414m5$Build-9788</meta:generator>
  </office:meta>
</office:document-meta>
</file>